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OAPPart.getContentLocation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OAPPart.setContentLocation( String contentLoc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APPart.SOAPPa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OAPPart.getContentId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OAPPart.setContentId( String content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